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Organisation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ass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LZ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Or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nd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6.845cm" svg:height="0.955cm" svg:x="1.815cm" svg:y="1.215cm" draw:control="control1"/><draw:control text:anchor-type="paragraph" draw:z-index="1" draw:style-name="gr1" draw:text-style-name="P1" svg:width="6.818cm" svg:height="0.929cm" svg:x="1.842cm" svg:y="2.568cm" draw:control="control2"/><draw:control text:anchor-type="paragraph" draw:z-index="2" draw:style-name="gr1" draw:text-style-name="P1" svg:width="10.399cm" svg:height="1.01cm" svg:x="1.842cm" svg:y="4.371cm" draw:control="control3"/><draw:control text:anchor-type="paragraph" draw:z-index="3" draw:style-name="gr1" draw:text-style-name="P1" svg:width="4.139cm" svg:height="1.14cm" svg:x="1.894cm" svg:y="5.969cm" draw:control="control4"/><draw:control text:anchor-type="paragraph" draw:z-index="4" draw:style-name="gr1" draw:text-style-name="P1" svg:width="6.871cm" svg:height="1.142cm" svg:x="6.722cm" svg:y="5.888cm" draw:control="control5"/><draw:control text:anchor-type="paragraph" draw:z-index="5" draw:style-name="gr1" draw:text-style-name="P1" svg:width="9.152cm" svg:height="1.061cm" svg:x="1.894cm" svg:y="7.534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ko Kämpf</meta:initial-creator>
    <meta:creation-date>2015-05-13T14:21:19</meta:creation-date>
    <dc:date>2015-05-13T14:23:59</dc:date>
    <dc:creator>Mirko Kämpf</dc:creator>
    <meta:editing-duration>PT2M45S</meta:editing-duration>
    <meta:editing-cycles>1</meta:editing-cycles>
    <meta:generator>OpenOffice/4.1.0$Unix OpenOffice.org_project/410m18$Build-9764</meta:generator>
    <meta:document-statistic meta:table-count="0" meta:image-count="0" meta:object-count="0" meta:page-count="1" meta:paragraph-count="0" meta:word-count="0" meta:character-count="0"/>
  </office:meta>
</office:document-meta>
</file>